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7"/>
        <table:table-column table:style-name="co2" table:number-columns-repeated="4" table:default-cell-style-name="ce7"/>
        <table:table-column table:style-name="co2" table:default-cell-style-name="ce9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/>
          <table:table-cell table:number-columns-repeated="5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Shield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Armou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Two Frog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gy Rag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Guard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Mystic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J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General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Friend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Banner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ute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Drum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Horn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Tuba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ly Pa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Smog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eginning of turn lower weakest enemy power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number-columns-repeated="5"/>
          <table:table-cell office:value-type="string" calcext:value-type="string">
            <text:p>Big Croa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Power Ribb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eap Fro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Ignores enemy power when dealing dama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dpol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ri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ump Up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horus Croa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Deal 2 damage per Unit to the enemy</text:p>
          </table:table-cell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6"/>
          <table:table-cell table:style-name="ce9"/>
          <table:table-cell table:style-name="ce9" office:value-type="string" calcext:value-type="string">
            <text:p>Common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Tongue Whip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Effect</text:p>
          </table:table-cell>
          <table:table-cell table:style-name="ce9"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Shrin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Spy Fro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Big Fro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+1 power each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Pond</text:p>
          </table:table-cell>
          <table:table-cell table:style-name="ce9"/>
          <table:table-cell table:style-name="ce9" office:value-type="string" calcext:value-type="string">
            <text:p>Un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5"/>
          <table:table-cell office:value-type="string" calcext:value-type="string">
            <text:p>Ghost Frog</text:p>
          </table:table-cell>
          <table:table-cell table:style-name="ce9"/>
          <table:table-cell table:style-name="ce9" office:value-type="string" calcext:value-type="string">
            <text:p>Un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5"/>
          <table:table-cell office:value-type="string" calcext:value-type="string">
            <text:p>Deluge</text:p>
          </table:table-cell>
          <table:table-cell table:style-name="ce9"/>
          <table:table-cell table:style-name="ce9" office:value-type="string" calcext:value-type="string">
            <text:p>Uncommon</text:p>
          </table:table-cell>
          <table:table-cell table:style-name="ce9" table:number-columns-repeated="3"/>
          <table:table-cell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Battering Frog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Siege Frog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Frogapult</text:p>
          </table:table-cell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Un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Command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Flood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/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King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 calcext:value-type="string">
            <text:p>Sad Frog</text:p>
          </table:table-cell>
          <table:table-cell/>
          <table:table-cell office:value-type="string" calcext:value-type="string">
            <text:p>Rare</text:p>
          </table:table-cell>
          <table:table-cell table:number-columns-repeated="4"/>
        </table:table-row>
        <table:table-row table:style-name="ro1" table:number-rows-repeated="23">
          <table:table-cell table:style-name="Default" table:number-columns-repeated="5"/>
          <table:table-cell table:style-name="ce5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number-columns-repeated="6"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23:14:00.8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09-25T23:36:00.030000000</dc:date>
    <meta:editing-duration>PT23H46M31S</meta:editing-duration>
    <meta:editing-cycles>20</meta:editing-cycles>
    <meta:generator>LibreOffice/6.1.2.1$Windows_X86_64 LibreOffice_project/65905a128db06ba48db947242809d14d3f9a93fe</meta:generator>
    <meta:document-statistic meta:table-count="3" meta:cell-count="290" meta:object-count="0"/>
  </office:meta>
</office:document-meta>
</file>